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" manifest:full-path="ObjectReplacements/Object 10"/>
  <manifest:file-entry manifest:media-type="" manifest:full-path="ObjectReplacements/Object 11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settings.xml"/>
  <manifest:file-entry manifest:media-type="application/vnd.oasis.opendocument.spreadsheet" manifest:version="1.2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settings.xml"/>
  <manifest:file-entry manifest:media-type="application/vnd.oasis.opendocument.spreadsheet" manifest:version="1.2" manifest:full-path="Object 11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application/vnd.sun.star.oleobject" manifest:full-path="Object 6"/>
  <manifest:file-entry manifest:media-type="application/vnd.sun.star.oleobject" manifest:full-path="Object 7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spreadsheet" manifest:version="1.2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settings.xml"/>
  <manifest:file-entry manifest:media-type="application/vnd.oasis.opendocument.spreadsheet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Стиль_20_По_20_ширине_20_Первая_20_строка_3a__20__20_127_20_см">
      <style:paragraph-properties fo:margin-left="0cm" fo:margin-right="0cm" fo:line-height="100%" fo:text-indent="0cm" style:auto-text-indent="true"/>
      <style:text-properties fo:font-size="14pt" style:font-size-asian="14pt" style:font-size-complex="14pt"/>
    </style:style>
    <style:style style:name="P2" style:family="paragraph" style:parent-style-name="Standard">
      <style:paragraph-properties fo:margin-left="0cm" fo:margin-right="0cm" fo:text-align="center" style:justify-single-word="false" fo:text-indent="1.27cm" style:auto-text-indent="false"/>
    </style:style>
    <style:style style:name="P3" style:family="paragraph" style:parent-style-name="Обычный_20_текст_20_Знак">
      <style:paragraph-properties fo:text-align="center" style:justify-single-word="false"/>
    </style:style>
    <style:style style:name="P4" style:family="paragraph" style:parent-style-name="Обычный_20_текст_20_Знак">
      <style:paragraph-properties fo:margin-left="0cm" fo:margin-right="0cm" fo:line-height="100%" fo:text-indent="0cm" style:auto-text-indent="true"/>
      <style:text-properties fo:font-size="14pt" style:font-size-asian="14pt" style:font-size-complex="14pt"/>
    </style:style>
    <style:style style:name="P5" style:family="paragraph" style:parent-style-name="Обычный_20_текст_20_Знак">
      <style:paragraph-properties fo:margin-left="0cm" fo:margin-right="0cm" fo:line-height="100%" fo:text-align="justify" style:justify-single-word="false" fo:text-indent="0cm" style:auto-text-indent="true"/>
      <style:text-properties fo:font-size="14pt" style:font-size-asian="14pt" style:font-size-complex="14pt"/>
    </style:style>
    <style:style style:name="P6" style:family="paragraph" style:parent-style-name="Обычный_20_текст_20_Знак">
      <style:paragraph-properties fo:margin-left="0cm" fo:margin-right="0cm" fo:line-height="100%" fo:text-indent="0cm" style:auto-text-indent="true"/>
      <style:text-properties fo:font-size="14pt" fo:font-style="italic" style:font-size-asian="14pt" style:font-style-asian="italic" style:font-size-complex="14pt" style:font-style-complex="italic"/>
    </style:style>
    <style:style style:name="P7" style:family="paragraph" style:parent-style-name="Обычный_20_текст">
      <style:paragraph-properties fo:text-align="center" style:justify-single-word="false"/>
      <style:text-properties fo:font-size="10pt" style:font-size-asian="10pt" style:font-size-complex="10pt"/>
    </style:style>
    <style:style style:name="P8" style:family="paragraph" style:parent-style-name="Обычный_20_текст" style:list-style-name="L1"/>
    <style:style style:name="P9" style:family="paragraph" style:parent-style-name="Обычный_20_текст">
      <style:text-properties fo:font-weight="normal" style:font-weight-asian="normal" style:font-weight-complex="normal"/>
    </style:style>
    <style:style style:name="P10" style:family="paragraph" style:parent-style-name="Обычный_20_текст" style:list-style-name="WW8Num50"/>
    <style:style style:name="P11" style:family="paragraph" style:parent-style-name="Обычный_20_текст" style:list-style-name="L3"/>
    <style:style style:name="P12" style:family="paragraph" style:parent-style-name="Обычный_20_текст">
      <style:text-properties fo:font-style="italic" style:font-style-asian="italic" style:font-style-complex="italic"/>
    </style:style>
    <style:style style:name="P13" style:family="paragraph" style:parent-style-name="Обычный_20_текст">
      <style:paragraph-properties fo:margin-left="1.251cm" fo:margin-right="0cm" fo:text-indent="0cm" style:auto-text-indent="false"/>
    </style:style>
    <style:style style:name="P14" style:family="paragraph" style:parent-style-name="Обычный_20_текст">
      <style:paragraph-properties fo:margin-left="1.251cm" fo:margin-right="0cm" fo:text-indent="0cm" style:auto-text-indent="false"/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P15" style:family="paragraph" style:parent-style-name="Обычный_20_текст">
      <style:paragraph-properties fo:margin-left="1.251cm" fo:margin-right="0cm" fo:text-indent="0cm" style:auto-text-indent="false"/>
      <style:text-properties fo:font-style="italic" style:font-style-asian="italic" style:font-style-complex="italic"/>
    </style:style>
    <style:style style:name="P16" style:family="paragraph" style:parent-style-name="Обычный_20_текст">
      <style:paragraph-properties fo:margin-left="0cm" fo:margin-right="0cm" fo:line-height="100%" fo:text-align="justify" style:justify-single-word="false" fo:text-indent="0cm" style:auto-text-indent="true"/>
    </style:style>
    <style:style style:name="T1" style:family="text">
      <style:text-properties fo:color="#000000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text-position="sub 58%"/>
    </style:style>
    <style:style style:name="T9" style:family="text">
      <style:text-properties style:text-position="sub 58%" fo:font-style="italic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outline="false" style:text-line-through-style="none" fo:text-shadow="none" style:text-underline-style="none" style:font-name-asian="Liberation Sans" style:font-name-complex="Liberation Sans" style:text-emphasize="none"/>
    </style:style>
    <style:style style:name="T12" style:family="text">
      <style:text-properties style:text-outline="false" style:text-line-through-style="none" fo:text-shadow="none" style:font-name-asian="Liberation Sans" style:font-name-complex="Liberation Sans" style:text-emphasize="none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text-position="super 58%"/>
    </style:style>
    <style:style style:name="T16" style:family="text">
      <style:text-properties fo:language="en" fo:country="TT"/>
    </style:style>
    <style:style style:name="fr1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6.636cm" draw:visible-area-height="1.556cm"/>
    </style:style>
    <style:style style:name="fr2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0.863cm" draw:visible-area-height="0.652cm"/>
    </style:style>
    <style:style style:name="fr3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04cm" draw:visible-area-height="0.652cm"/>
    </style:style>
    <style:style style:name="fr4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4.59cm" draw:visible-area-height="1.556cm"/>
    </style:style>
    <style:style style:name="fr5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4.694cm" draw:visible-area-height="0.674cm"/>
    </style:style>
    <style:style style:name="fr6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187cm" draw:visible-area-height="1.74cm"/>
    </style:style>
    <style:style style:name="fr7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0.576cm" draw:visible-area-height="0.682cm"/>
    </style:style>
    <style:style style:name="fr8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9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Технико-экономическое обоснование</text:h>
      <text:h text:style-name="Heading_20_2" text:outline-level="2">Общие положения</text:h>
      <text:p text:style-name="Обычный_20_текст">В настоящее время проводится кардинальная модернизация таможенной службы Российской Федерации, осуществляются меры по приведению ее в соответствие растущему объему и многообразию внешнеэкономической деятельности, адаптации к нормам, принятым в международной практике таможенного дела.</text:p>
      <text:p text:style-name="Обычный_20_текст">Одной из организационных мер по модернизации таможенных технологий, реализуемой в настоящее время, является разработка редактора электронных документов для портала таможенного декларанта. Данная система призвана в максимально возможной степени автоматизировать деятельность декларантов при заполнении множества электронных документов. </text:p>
      <text:p text:style-name="Обычный_20_текст"><text:span text:style-name="T1">Целью разработки редактора электронных документов является создание конкурентно-способного редактора таможенных документов, взаимодействующего с системой Электронного декларирования.</text:span> Самостоятельное и независимое распространение редактора не планируется.</text:p>
      <text:p text:style-name="Обычный_20_текст">При разработке системы использовался язык Java, что наделяет систему таким свойством, как кросс-платформенность. Также в разработке был использован фреймворк <text:span text:style-name="T2">GWT</text:span> (<text:span text:style-name="T4">Google Web Toolkit</text:span>), что существенно упрощает работу разработчика и дает дополнительные выгоды в будущем при сопровождении для разработчика.</text:p>
      <text:h text:style-name="Heading_20_2" text:outline-level="2">Определение стоимости разработки системы</text:h>
      <text:p text:style-name="Обычный_20_текст">Стоимость разработки системы определяется по фактическим затратам, произведенным за счет собственных финансовых средств организации.</text:p>
      <text:h text:style-name="Heading_20_3" text:outline-level="3">Определение трудоемкости работ</text:h>
      <text:p text:style-name="Обычный_20_текст">В основе определения стоимости разработки лежит перечень проведённых работ и трудоемкость их выполнения (табл. 4.1).</text:p>
      <text:p text:style-name="P7"><draw:frame draw:style-name="fr8" draw:name="Объект1" text:anchor-type="paragraph" svg:width="14.556cm" svg:height="5.239cm" draw:z-index="7"><draw:object xlink:href="./Object 8" xlink:type="simple" xlink:show="embed" xlink:actuate="onLoad"/><draw:image xlink:href="./ObjectReplacements/Object 8" xlink:type="simple" xlink:show="embed" xlink:actuate="onLoad"/></draw:frame>Таблица 4.1. Перечень работ и их трудоёмкость</text:p>
      <text:p text:style-name="Обычный_20_текст">Данные, приведенные в таблице, будут учитываться при расчете издержек на исполнителей проекта, как одну из основных статей расходов для данного проекта.</text:p>
      <text:h text:style-name="Heading_20_3" text:outline-level="3"><text:soft-page-break/>Калькуляция полной себестоимости разработки</text:h>
      <text:p text:style-name="Обычный_20_текст">Калькуляция полной себестоимости разработки осуществляется по следующим статьям:</text:p>
      <text:list xml:id="list30635144" text:style-name="L1">
        <text:list-item>
          <text:p text:style-name="P8">материалы, полуфабрикаты и комплектующие изделия с учетом транспортно-заготовительных расходов;</text:p>
        </text:list-item>
      </text:list>
      <text:list xml:id="list30673287" text:style-name="L3">
        <text:list-item>
          <text:p text:style-name="P11"><text:span text:style-name="Обычный_20_текст_20_Знак_20_Знак"><text:span text:style-name="T5">спецоборудование для экспериментальных работ;</text:span></text:span></text:p>
        </text:list-item>
        <text:list-item>
          <text:p text:style-name="P11"><text:span text:style-name="T5">основная и дополнительная заработная плата основных исполнителей </text:span><text:span text:style-name="Обычный_20_текст_20_Знак_20_Знак"><text:span text:style-name="T5">работы;</text:span></text:span></text:p>
        </text:list-item>
        <text:list-item>
          <text:p text:style-name="P11"><text:span text:style-name="Обычный_20_текст_20_Знак_20_Знак"><text:span text:style-name="T5">отчисления на социальные нужды;</text:span></text:span></text:p>
        </text:list-item>
        <text:list-item>
          <text:p text:style-name="P11"><text:span text:style-name="Обычный_20_текст_20_Знак_20_Знак"><text:span text:style-name="T5">расходы на служебные командировки;</text:span></text:span></text:p>
        </text:list-item>
        <text:list-item>
          <text:p text:style-name="P11"><text:span text:style-name="Обычный_20_текст_20_Знак_20_Знак"><text:span text:style-name="T5">оплата услуг сторонних организацией, привлекаемых для выполнения данной разработки;</text:span></text:span></text:p>
        </text:list-item>
        <text:list-item>
          <text:p text:style-name="P11"><text:span text:style-name="Обычный_20_текст_20_Знак_20_Знак"><text:span text:style-name="T5">прочие прямые затраты;</text:span></text:span></text:p>
        </text:list-item>
        <text:list-item>
          <text:p text:style-name="P11"><text:span text:style-name="Обычный_20_текст_20_Знак_20_Знак"><text:span text:style-name="T5">накладные расходы.</text:span></text:span></text:p>
        </text:list-item>
      </text:list>
      <text:p text:style-name="Обычный_20_текст">Стоимость основных и вспомогательных расходных материалов, покупных полуфабрикатов и комплектующих изделий, необходимых для выполнения разработки, определяется исходя из величины их расхода, действующих цен и транспортно-заготовительных расходов (табл. 4.2). Величина транспортно-заготовительных расходов принимается равной 10% стоимости материалов, полуфабрикатов и комплектующих изделий. Затраты по данной статье будут рассчитываться исходя из необходимости изготовления пяти копий системы.</text:p>
      <text:p text:style-name="P3"><draw:frame draw:style-name="fr8" draw:name="Объект2" text:anchor-type="paragraph" svg:width="13.086cm" svg:height="3.614cm" draw:z-index="8"><draw:object xlink:href="./Object 9" xlink:type="simple" xlink:show="embed" xlink:actuate="onLoad"/><draw:image xlink:href="./ObjectReplacements/Object 9" xlink:type="simple" xlink:show="embed" xlink:actuate="onLoad"/></draw:frame><text:span text:style-name="T6">Таблица 4.2</text:span><text:span text:style-name="T7"> Расходы по статье Материалы</text:span></text:p>
      <text:p text:style-name="Обычный_20_текст">Таким образом, С<text:span text:style-name="T8">МАТ</text:span> = 2<text:span text:style-name="T2">100 </text:span><text:span text:style-name="T10">р.</text:span></text:p>
      <text:p text:style-name="Обычный_20_текст">Основная и дополнительная заработная плата работников определяются с учетом приведенных ниже показателей. (Трудоемкость работы определяется в п. 4.2.1)</text:p>
      <text:p text:style-name="P5"/>
      <text:p text:style-name="P6">Трудоемкость работы, выполненной <text:span text:style-name="T4">аналитиком</text:span>:<text:tab/><text:tab/><text:tab/>Т<text:span text:style-name="T8">ВС</text:span>=16</text:p>
      <text:p text:style-name="P6">Трудоемкость работы, выполненной программистом:<text:tab/><text:tab/>Т<text:span text:style-name="T8">И</text:span>=348</text:p>
      <text:p text:style-name="P6">Дневная ставка аналитика:<text:tab/><text:tab/><text:tab/><text:tab/><text:tab/><text:tab/>Д<text:span text:style-name="T8">А</text:span>=1200</text:p>
      <text:p text:style-name="P6">Дневная ставка инженера:<text:tab/><text:tab/><text:tab/><text:tab/><text:tab/><text:tab/><text:tab/>Д<text:span text:style-name="T8">И</text:span>=1200</text:p>
      <text:p text:style-name="P6">Дополнительная заработная плата:<text:tab/><text:tab/><text:tab/><text:tab/><text:tab/>Кд­­<text:span text:style-name="T8">ОП</text:span>=12%</text:p>
      <text:p text:style-name="P6">Отчисления на социальные нужды:<text:tab/><text:tab/><text:tab/><text:tab/><text:tab/>К<text:span text:style-name="T8">СН</text:span>=36%</text:p>
      <text:p text:style-name="P6">Накладные расходы:<text:tab/><text:tab/><text:tab/><text:tab/><text:tab/><text:tab/><text:tab/><text:tab/>К<text:span text:style-name="T8">НР</text:span>=15%</text:p>
      <text:p text:style-name="P1"/>
      <text:p text:style-name="Обычный_20_текст">В итоге, получаем следующие величины:</text:p>
      <text:p text:style-name="Обычный_20_текст">Основная заработная плата участников разработки:</text:p>
      <text:p text:style-name="P14"><text:soft-page-break/>С­<text:span text:style-name="T8">ЗО</text:span>=Т<text:span text:style-name="T8">ВС</text:span>*Д<text:span text:style-name="T8">А</text:span>+Т<text:span text:style-name="T8">И</text:span>*Д<text:span text:style-name="T8">И­,</text:span></text:p>
      <text:p text:style-name="P14">С<text:span text:style-name="T8">ЗО</text:span> = 16*1200 + 348*1200 = <text:span text:style-name="T11">436800</text:span> р.</text:p>
      <text:p text:style-name="Обычный_20_текст">Дополнительная заработная плата участников разработки:</text:p>
      <text:p text:style-name="P14">С­<text:span text:style-name="T8">ЗД</text:span>=С<text:span text:style-name="T8">ЗО</text:span>*К<text:span text:style-name="T8">ДОП,</text:span></text:p>
      <text:p text:style-name="P14">С­<text:span text:style-name="T8">ЗД</text:span> = <text:span text:style-name="T11">436800</text:span>*0.12 = 52416 р.</text:p>
      <text:p text:style-name="Обычный_20_текст">Отчисления на социальные нужды:</text:p>
      <text:p text:style-name="P14">С<text:span text:style-name="T8">СН</text:span> = (С­<text:span text:style-name="T8">ЗО</text:span>+ С<text:span text:style-name="T8">ЗД­</text:span>)*К­<text:span text:style-name="T8">СН</text:span>,</text:p>
      <text:p text:style-name="P14">С<text:span text:style-name="T8">СН</text:span> = (<text:span text:style-name="T12">436800</text:span>+ 52416) * 0.36 = 176117,76 р.</text:p>
      <text:p text:style-name="P9">Накладные расходы:</text:p>
      <text:p text:style-name="P14">С<text:span text:style-name="T8">НР</text:span> = (С­<text:span text:style-name="T8">ЗО</text:span>+ С<text:span text:style-name="T8">ЗД­</text:span>)*К­<text:span text:style-name="T8">НР</text:span>,</text:p>
      <text:p text:style-name="P14">С<text:span text:style-name="T8">НР </text:span>= (<text:span text:style-name="T11">436800</text:span>+ 52416) * 0.15 = 73382,4 р.</text:p>
      <text:p text:style-name="P4"/>
      <text:p text:style-name="Обычный_20_текст">К выполнению проекта сторонние организации не привлекаются.</text:p>
      <text:p text:style-name="Обычный_20_текст">К числу прочих издержек, которые могут быть частично перенесены на себестоимость проекта, относятся арендная плата, стоимость телефонной связи, электрической энергии и доступа к сети Интернет. Стоимость прочих издержек приведена в таблице 4.3.</text:p>
      <text:p text:style-name="P2"><draw:frame draw:style-name="fr9" draw:name="Объект3" text:anchor-type="paragraph" svg:x="4.602cm" svg:y="0.231cm" svg:width="7.793cm" svg:height="2.26cm" draw:z-index="9"><draw:object xlink:href="./Object 10" xlink:type="simple" xlink:show="embed" xlink:actuate="onLoad"/><draw:image xlink:href="./ObjectReplacements/Object 10" xlink:type="simple" xlink:show="embed" xlink:actuate="onLoad"/></draw:frame>Таблица 4.3. Расходы по статье «Прочие издержки»</text:p>
      <text:p text:style-name="Обычный_20_текст">Срок разработки принимается равным Т<text:span text:style-name="T8">Р </text:span>= 12 мес., следовательно, величина прочих издержек составляет <text:span text:style-name="T13">С</text:span><text:span text:style-name="T9">ПИ</text:span><text:span text:style-name="T13"> = 12 * </text:span><text:span text:style-name="T3">5000</text:span><text:span text:style-name="T13"> = </text:span><text:span text:style-name="T3">60</text:span><text:span text:style-name="T13"> </text:span><text:span text:style-name="T3">0</text:span><text:span text:style-name="T13">00</text:span><text:span text:style-name="T14"> р.</text:span></text:p>
      <text:p text:style-name="Обычный_20_текст">Итак, с учетом издержек по каждой из статей, полная себестоимость разработки проекта составляет</text:p>
      <text:p text:style-name="P4"/>
      <text:p text:style-name="P15">С<text:span text:style-name="T8">ПР</text:span> = С<text:span text:style-name="T8">МАТ</text:span>+С<text:span text:style-name="T8">ЗО</text:span>+С<text:span text:style-name="T8">ЗД</text:span>+С<text:span text:style-name="T8">СН</text:span>+С<text:span text:style-name="T8">НР</text:span>+С<text:span text:style-name="T8">ПИ</text:span>,</text:p>
      <text:p text:style-name="P6"/>
      <text:p text:style-name="Обычный_20_текст">На основании приведённых выше расчётов получаем себестоимость проекта в размере <text:span text:style-name="T2">803 016</text:span> рублей (табл. 4.4).</text:p>
      <text:p text:style-name="P2"><draw:frame draw:style-name="fr8" draw:name="Объект4" text:anchor-type="paragraph" svg:width="13.086cm" svg:height="3.614cm" draw:z-index="10"><draw:object xlink:href="./Object 11" xlink:type="simple" xlink:show="embed" xlink:actuate="onLoad"/><draw:image xlink:href="./ObjectReplacements/Object 11" xlink:type="simple" xlink:show="embed" xlink:actuate="onLoad"/></draw:frame>Таблица 4.4. Общая себестоимость проекта</text:p>
      <text:h text:style-name="Heading_20_2" text:outline-level="2">Оценка экономической эффективности проекта</text:h>
      <text:p text:style-name="Обычный_20_текст">Разработанный редактор электронных документов является частью системы электронного декларирования. Он не имеет самостоятельного потребительского назначения, поэтому оценка экономической эффективности проводится по системе в целом.</text:p>
      <text:p text:style-name="Обычный_20_текст"><text:soft-page-break/>В России количество таможенных постов около 600 штук, на 160 уже стоит система электронного декларирования, т.е. мы не будем считать экономический эффект от внедрения новой системы поверх старой, а будем считать эффект от установки системы на 440 постах, где до сих пор работают по старой «бумажной» системе декларирования.</text:p>
      <text:h text:style-name="Heading_20_3" text:outline-level="3">Экономический эффект потребителя</text:h>
      <text:h text:style-name="Heading_20_4" text:outline-level="4">Исходные данные</text:h>
      <text:p text:style-name="Обычный_20_текст">Известно, что оформление одной грузовой таможенной декларации (ГТД) декларантом без использования портала декларанта занимает до <text:span text:style-name="T2">3</text:span>.5 ч. То есть за один рабочий день декларант не сможет оформить более 3 ГТД. Внедрение системы позволяет ускорить процесс оформления ГТД до 1 – 1.5 часов, значит, декларант сможет оформить за день до <text:span text:style-name="T2">4</text:span> – <text:span text:style-name="T2">5</text:span> ГТД. Это приведет к увеличению суммарной стоимости перевозимых грузов приблизительно в 2.5 раза. </text:p>
      <text:p text:style-name="Обычный_20_текст">Таможенная стоимость грузов, перевозимых по одной ГТД, составляет в среднем <text:span text:style-name="T2">3</text:span>00 тыс. руб. Увеличение оборота при этих данных составит <text:span text:style-name="T2">900</text:span> тыс. р. ежедневно. Таможенные платежи составляют в среднем 3<text:span text:style-name="T2">3</text:span>% от стоимости сделки, т.е. можно ожидать увеличения платежей примерно на <text:span text:style-name="T2">297</text:span> тыс. р. ежедневно. Таков оптимистический прогноз.</text:p>
      <text:p text:style-name="Обычный_20_текст">Однако, учитывая, что в среднем загрузка декларантов составляет 75-80% рабочего времени, получаем увеличение платежей на таможенных постах в среднем на <text:span text:style-name="T2">237</text:span> тыс. р. За вычетом себестоимости оформления внешнеэкономической сделки увеличение поступлений в бюджет РФ составит порядка <text:span text:style-name="T2">227</text:span> тыс. р. ежедневно.</text:p>
      <text:p text:style-name="Обычный_20_текст">Для определения экономической эффективности проекта, воспользуемся пессимистическим вариантом прогноза, поскольку если этот вариант будет экономически привлекательным, то, очевидно, выгодность проекта сохранится и для других вариантов прогноза.</text:p>
      <text:p text:style-name="Обычный_20_текст">Предположим, что реализации проекта происходит при наименее выгодных условиях. </text:p>
      <text:p text:style-name="Обычный_20_текст">Средняя стоимость грузов, провозимых по ГТД меньше <text:span text:style-name="T2">3</text:span>00 тыс. р. </text:p>
      <text:p text:style-name="Обычный_20_текст">Примерно в 12% случаев производится освобождение от уплаты таможенных пошлин и пошлин, взимаемых за таможенное оформление.</text:p>
      <text:p text:style-name="Обычный_20_текст">Примерно в 50% случаев осуществляется корректировка таможенной стоимости.</text:p>
      <text:p text:style-name="Обычный_20_текст">Загрузка декларантов ниже <text:span text:style-name="T2">80 </text:span>%.</text:p>
      <text:p text:style-name="Обычный_20_текст">В итоге, после усреднения по всем таможенным постам (учитывая не только самые нагруженные, но и прочие), получим увеличение бюджетных поступлений на 80 тыс. р. с одного таможенного поста ежедневно.</text:p>
      <text:h text:style-name="Heading_20_4" text:outline-level="4">Расчет</text:h>
      <text:p text:style-name="Обычный_20_текст">В качестве показателя экономической эффективности выберем чистый дисконтированный доход (ЧДД). Чистый дисконтированный доход проекта <text:span text:style-name="T3">NPV</text:span><text:span text:style-name="T13"> </text:span>(<text:span text:style-name="T2">Net</text:span> <text:span text:style-name="T2">Present</text:span> <text:span text:style-name="T2">Value</text:span>) рассчитывается как разность дисконтированных денежных <text:soft-page-break/>потоков поступлений и платежей, производимых в процессе реализации проекта за весь инвестиционный период:</text:p>
      <text:p text:style-name="Обычный_20_текст"><draw:frame draw:style-name="fr1" draw:name="Объект10" text:anchor-type="as-char" svg:width="6.632cm" svg:height="1.552cm" draw:z-index="0"><draw:object-ole xlink:href="./Object 1" xlink:type="simple" xlink:show="embed" xlink:actuate="onLoad"/><draw:image xlink:href="./ObjectReplacements/Object 1" xlink:type="simple" xlink:show="embed" xlink:actuate="onLoad"/></draw:frame>, где </text:p>
      <text:p text:style-name="Обычный_20_текст"><draw:frame draw:style-name="fr2" draw:name="Объект22" text:anchor-type="as-char" svg:width="0.847cm" svg:height="0.635cm" draw:z-index="1"><draw:object-ole xlink:href="./Object 2" xlink:type="simple" xlink:show="embed" xlink:actuate="onLoad"/><draw:image xlink:href="./ObjectReplacements/Object 2" xlink:type="simple" xlink:show="embed" xlink:actuate="onLoad"/></draw:frame> – поступление денежных средств, связанных с реализацией проекта, в интервале (входной денежный поток);</text:p>
      <text:p text:style-name="Обычный_20_текст"><draw:frame draw:style-name="fr3" draw:name="Объект23" text:anchor-type="as-char" svg:width="1.023cm" svg:height="0.635cm" draw:z-index="2"><draw:object-ole xlink:href="./Object 3" xlink:type="simple" xlink:show="embed" xlink:actuate="onLoad"/><draw:image xlink:href="./ObjectReplacements/Object 3" xlink:type="simple" xlink:show="embed" xlink:actuate="onLoad"/></draw:frame>– платежи денежных средств, связанных с реализацией проекта, в интервале t (выходной денежный поток);</text:p>
      <text:p text:style-name="Обычный_20_текст">R – ставка дисконтирования, принятая для оценки анализируемого проекта (0,1);</text:p>
      <text:p text:style-name="Обычный_20_текст">T – время реализации проекта, определяемое как количество интервалов инвестиционного периода, т.е. количество процентных периодов, по окончании которых производится начисление процентов. Если в качестве процентного периода принимается год, то T определяет количество лет, в течение которых реализуется проект (жизненный цикл проекта).</text:p>
      <text:p text:style-name="Обычный_20_текст">В частности, если инвестиции в проект производятся единовременно, <text:span text:style-name="T3">NPV</text:span> может быть рассчитан следующим образом:</text:p>
      <text:p text:style-name="Обычный_20_текст"><draw:frame draw:style-name="fr4" draw:name="Объект13" text:anchor-type="as-char" svg:width="4.588cm" svg:height="1.552cm" draw:z-index="3"><draw:object-ole xlink:href="./Object 4" xlink:type="simple" xlink:show="embed" xlink:actuate="onLoad"/><draw:image xlink:href="./ObjectReplacements/Object 4" xlink:type="simple" xlink:show="embed" xlink:actuate="onLoad"/></draw:frame>, где </text:p>
      <text:p text:style-name="Обычный_20_текст"><text:span text:style-name="T3">I</text:span><text:span text:style-name="T13"> </text:span>– единовременные затраты, совершаемые в инвестиционном (нулевом) интервале; </text:p>
      <text:p text:style-name="Обычный_20_текст"><text:s/><draw:frame draw:style-name="fr5" draw:name="Объект14" text:anchor-type="as-char" svg:width="4.69cm" svg:height="0.67cm" draw:z-index="4"><draw:object-ole xlink:href="./Object 5" xlink:type="simple" xlink:show="embed" xlink:actuate="onLoad"/><draw:image xlink:href="./ObjectReplacements/Object 5" xlink:type="simple" xlink:show="embed" xlink:actuate="onLoad"/></draw:frame> – чистый денежный поток.</text:p>
      <text:p text:style-name="Обычный_20_текст">Пусть срок реализации проекта один год. Таможенный пост работает 21 день в месяц. Так как потребитель будет использовать имеющиеся вычислительные ресурсы, в качестве начальных инвестиций можно принять стоимость портала декларанта (1 500 000 р). В таком случае, ЧДД с одного таможенного поста (усредненного по показателям) составит:</text:p>
      <text:p text:style-name="Обычный_20_текст"/>
      <text:p text:style-name="P12">ЧДП = 12*28*80 000 = 26 880 000 р.</text:p>
      <text:p text:style-name="P12">ЧДД = 26 880 000/1.1 - 1 500 000 = 22 936 363 р</text:p>
      <text:p text:style-name="Обычный_20_текст"/>
      <text:p text:style-name="Обычный_20_текст">Как было отмечено выше, полученный показатель экономической эффективности справедлив при использовании портала декларанта целиком. Исходя из экспертной оценки, редактор электронных документов портала декларанта можно рассматривать как 1/5 часть системы. Таким образом, ЧДД при использовании разработанной системы составляет:</text:p>
      <text:p text:style-name="Обычный_20_текст"/>
      <text:p text:style-name="P12">ЧДД<text:span text:style-name="T8">п</text:span> = ЧДД / 5 = 22 936 363 / 5 = 4 587 272 р.</text:p>
      <text:p text:style-name="Обычный_20_текст"/>
      <text:p text:style-name="Обычный_20_текст">Результат показал, что потребителю экономически выгодно использовать портал декларанта.</text:p>
      <text:h text:style-name="Heading_20_3" text:outline-level="3"><text:soft-page-break/>Экономический эффект разработчика</text:h>
      <text:p text:style-name="Обычный_20_текст">Оценим прибыль разработчика исходя из размеров его выручки и себестоимости разработки:</text:p>
      <text:p text:style-name="P13">П<text:span text:style-name="T8">р</text:span><text:span text:style-name="T15"> </text:span>= Ц * <text:span text:style-name="T16">N</text:span> – <text:span text:style-name="T16">C</text:span>, где<text:span text:style-name="T8"> </text:span></text:p>
      <text:p text:style-name="P13"><text:span text:style-name="T2">C</text:span> = <text:span text:style-name="T2">803 016</text:span><text:span text:style-name="T4"> </text:span>руб.<text:tab/>- себестоимость разработки</text:p>
      <text:p text:style-name="P13"><text:span text:style-name="T2">N</text:span> = 440 шт.<text:tab/><text:tab/>- количество продаваемых копий</text:p>
      <text:p text:style-name="P13">Ц = 30 000 руб.<text:tab/>- цена продажи копии</text:p>
      <text:p text:style-name="Обычный_20_текст">Будем считать стоимость редактора электронных документов портала как 1/5 часть от общей стоимости системы (т.е. от 1 500 000 р.)</text:p>
      <text:p text:style-name="Обычный_20_текст">П<text:span text:style-name="T8">р</text:span> = 440*30 000- <text:span text:style-name="T2">803 016</text:span><text:span text:style-name="T4"> </text:span>= 12 396 983 р.</text:p>
      <text:p text:style-name="Обычный_20_текст">Для определения экономического эффекта разработчика, воспользуемся показателем рентабельность инвестиций.</text:p>
      <text:p text:style-name="Обычный_20_текст">Показатель рентабельности инвестиций (ROI – Return Оn Investments) определяется как отношение среднегодовой прибыли к суммарным инвестиционным затратам в проект:</text:p>
      <text:p text:style-name="P16"><text:span text:style-name="T5"><draw:frame draw:style-name="fr6" draw:name="Объект15" text:anchor-type="as-char" svg:width="3.175cm" svg:height="1.729cm" draw:z-index="5"><draw:object-ole xlink:href="./Object 6" xlink:type="simple" xlink:show="embed" xlink:actuate="onLoad"/><draw:image xlink:href="./ObjectReplacements/Object 6" xlink:type="simple" xlink:show="embed" xlink:actuate="onLoad"/></draw:frame></text:span><text:span text:style-name="T5">,</text:span>где </text:p>
      <text:p text:style-name="P16"><draw:frame draw:style-name="fr7" draw:name="Объект16" text:anchor-type="as-char" svg:width="0.573cm" svg:height="0.679cm" draw:z-index="6"><draw:object-ole xlink:href="./Object 7" xlink:type="simple" xlink:show="embed" xlink:actuate="onLoad"/><draw:image xlink:href="./ObjectReplacements/Object 7" xlink:type="simple" xlink:show="embed" xlink:actuate="onLoad"/></draw:frame> – чистая прибыль от проекта в году t; T – количество лет в инвестиционном периоде; I – величина инвестиционных затрат, связанных с реализацией проекта.</text:p>
      <text:p text:style-name="Обычный_20_текст">Период внедрения 440 копий системы по всем таможенным постам России возьмем равным 5 годам.</text:p>
      <text:p text:style-name="P15"><text:span text:style-name="T2">ROI</text:span> = <text:span text:style-name="T4">12 396 983</text:span> / <text:span text:style-name="T2">( 803 016</text:span><text:span text:style-name="T4"> *</text:span> 5 <text:span text:style-name="T2">)</text:span> = 3,09</text:p>
      <text:p text:style-name="Обычный_20_текст">То есть рентабельность инвестиций проекта 309%, что является удовлетворительной прибылью от вложенных в проект денег.</text:p>
      <text:h text:style-name="Heading_20_2" text:outline-level="2">Выводы</text:h>
      <text:p text:style-name="Обычный_20_текст">Исходя из вычисленных показателей экономической эффективности, реализация проекта выгодна как разработчику, так и потребителю. Кроме того, проект переводит на качественно новый уровень процесс таможенного декларирования. Его реализация позволит потребителю:</text:p>
      <text:list xml:id="list30626762" text:style-name="WW8Num50">
        <text:list-item>
          <text:p text:style-name="P10">минимизировать затраты на внедрение проекта</text:p>
        </text:list-item>
        <text:list-item>
          <text:p text:style-name="P10">повысить скорость оформления таможенных документов</text:p>
        </text:list-item>
        <text:list-item>
          <text:p text:style-name="P10">сократить расходы Интернет трафика </text:p>
        </text:list-item>
      </text:list>
      <text:p text:style-name="Обычный_20_текст">Таким образом, проект несёт экономическую выгоду разработчику и клиентам. В результате внедрения разработки сокращаются потери грузоотправителя и затраты по реализации таможенного контроля, что позволяет ожидать в перспективе большую востребованность программного продукт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fo:font-size="14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Обычный_20_текст_20_Знак" style:display-name="Обычный текст Знак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Стиль_20_По_20_ширине_20_Первая_20_строка_3a__20__20_127_20_см" style:display-name="Стиль По ширине Первая строка:  127 см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size-complex="10pt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Основной_20_шрифт_20_абзаца" style:display-name="Основной шрифт абзаца" style:family="text"/>
    <style:style style:name="Обычный_20_текст_20_Знак_20_Знак" style:display-name="Обычный текст Знак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WW8Num50z0" style:family="text">
      <style:text-properties style:font-name="Wingdings"/>
    </style:style>
    <style:style style:name="WW8Num50z1" style:family="text">
      <style:text-properties style:font-name="Courier New" style:font-name-complex="Courier New"/>
    </style:style>
    <style:style style:name="WW8Num50z3" style:family="text">
      <style:text-properties style:font-name="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0" text:consecutive-numbering="true">
      <text:list-level-style-bullet text:level="1" text:style-name="WW8Num5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av eav</meta:initial-creator>
    <meta:creation-date>2009-01-20T10:56:03.21</meta:creation-date>
    <dc:date>2009-01-20T11:00:32.93</dc:date>
    <dc:creator>eav eav</dc:creator>
    <meta:editing-duration>PT00H04M28S</meta:editing-duration>
    <meta:editing-cycles>3</meta:editing-cycles>
    <meta:generator>OpenOffice.org/3.0$Win32 OpenOffice.org_project/300m9$Build-9358</meta:generator>
    <meta:document-statistic meta:table-count="0" meta:image-count="0" meta:object-count="11" meta:page-count="6" meta:paragraph-count="107" meta:word-count="1404" meta:character-count="10773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09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calculation-settings table:use-regular-expressions="false"/>
      <table:table table:name="Лист2" table:style-name="ta1" table:print="false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>
            <text:p>Услуги</text:p>
          </table:table-cell>
          <table:table-cell table:style-name="ce3" office:value-type="string">
            <text:p>Стоимость, р./мес.</text:p>
          </table:table-cell>
        </table:table-row>
        <table:table-row table:style-name="ro1">
          <table:table-cell office:value-type="string">
            <text:p>Арендная плата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Оплата электроэнергии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Доступ к сети Интернет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table:style-name="ce1" office:value-type="string">
            <text:p>Итого</text:p>
          </table:table-cell>
          <table:table-cell table:style-name="ce3" table:formula="of:=SUM([.B2:.B4])" office:value-type="float" office:value="5000">
            <text:p>5000</text:p>
          </table:table-cell>
        </table:table-row>
      </table:table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5">15.01.2009</text:date>, <text:time>16:16:4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813cm"/>
    </style:style>
    <style:style style:name="co3" style:family="table-column">
      <style:table-column-properties fo:break-before="auto" style:column-width="2.32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 style:data-style-name="N0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 style:data-style-name="N0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calculation-settings table:use-regular-expressions="false"/>
      <table:table table:name="Лист2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row table:style-name="ro1" table:number-rows-repeated="5"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>
            <text:p>Статья затрат</text:p>
          </table:table-cell>
          <table:table-cell table:style-name="ce3" office:value-type="string">
            <text:p>Сумма, руб.</text:p>
          </table:table-cell>
        </table:table-row>
        <table:table-row table:style-name="ro1">
          <table:table-cell table:number-columns-repeated="2"/>
          <table:table-cell office:value-type="string">
            <text:p>Материалы, с учётом транспортно-заготовительных расходов</text:p>
          </table:table-cell>
          <table:table-cell table:style-name="ce4" office:value-type="float" office:value="4300">
            <text:p>4300</text:p>
          </table:table-cell>
        </table:table-row>
        <table:table-row table:style-name="ro1">
          <table:table-cell table:number-columns-repeated="2"/>
          <table:table-cell office:value-type="string">
            <text:p>Основная заработная плата разработчиков</text:p>
          </table:table-cell>
          <table:table-cell table:style-name="ce4" office:value-type="float" office:value="436800">
            <text:p>436800</text:p>
          </table:table-cell>
        </table:table-row>
        <table:table-row table:style-name="ro1">
          <table:table-cell table:number-columns-repeated="2"/>
          <table:table-cell office:value-type="string">
            <text:p>Дополнительная заработная плата разработчиков</text:p>
          </table:table-cell>
          <table:table-cell table:style-name="ce4" office:value-type="float" office:value="52416">
            <text:p>52416</text:p>
          </table:table-cell>
        </table:table-row>
        <table:table-row table:style-name="ro1">
          <table:table-cell table:number-columns-repeated="2"/>
          <table:table-cell office:value-type="string">
            <text:p>Отчисление на социальные нужды</text:p>
          </table:table-cell>
          <table:table-cell table:style-name="ce5" office:value-type="float" office:value="176117.76">
            <text:p>176117,76</text:p>
          </table:table-cell>
        </table:table-row>
        <table:table-row table:style-name="ro1">
          <table:table-cell table:number-columns-repeated="2"/>
          <table:table-cell office:value-type="string">
            <text:p>Накладные расходы</text:p>
          </table:table-cell>
          <table:table-cell table:style-name="ce4" office:value-type="float" office:value="73382.4">
            <text:p>73382,4</text:p>
          </table:table-cell>
        </table:table-row>
        <table:table-row table:style-name="ro1">
          <table:table-cell table:number-columns-repeated="2"/>
          <table:table-cell office:value-type="string">
            <text:p>Прочие издержки</text:p>
          </table:table-cell>
          <table:table-cell table:style-name="ce4" office:value-type="float" office:value="60000">
            <text:p>60000</text:p>
          </table:table-cell>
        </table:table-row>
        <table:table-row table:style-name="ro1">
          <table:table-cell table:number-columns-repeated="2"/>
          <table:table-cell table:style-name="ce2" office:value-type="string">
            <text:p>Итого:</text:p>
          </table:table-cell>
          <table:table-cell table:style-name="ce6" table:formula="of:=SUM([.D7:.D12])" office:value-type="float" office:value="803016.16">
            <text:p>803016,16</text:p>
          </table:table-cell>
        </table:table-row>
      </table:table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5">15.01.2009</text:date>, <text:time>16:18:4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07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1" table:default-cell-style-name="ce3"/>
        <table:table-column table:style-name="co2" table:number-columns-repeated="2" table:default-cell-style-name="ce6"/>
        <table:table-row table:style-name="ro1">
          <table:table-cell table:style-name="ce1" office:value-type="string" table:number-columns-spanned="1" table:number-rows-spanned="2">
            <text:p>Наименование </text:p>
            <text:p>работ</text:p>
          </table:table-cell>
          <table:table-cell table:style-name="ce5" office:value-type="string" table:number-columns-spanned="2" table:number-rows-spanned="1">
            <text:p>Трудоемкость, чел/дни</text:p>
          </table:table-cell>
          <table:covered-table-cell table:style-name="ce8"/>
        </table:table-row>
        <table:table-row table:style-name="ro1">
          <table:covered-table-cell table:style-name="ce2"/>
          <table:table-cell table:style-name="ce5" office:value-type="string">
            <text:p>аналитик</text:p>
          </table:table-cell>
          <table:table-cell table:style-name="ce5" office:value-type="string">
            <text:p>программист</text:p>
          </table:table-cell>
        </table:table-row>
        <table:table-row table:style-name="ro1">
          <table:table-cell office:value-type="string">
            <text:p>Разработка ТЗ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Подбор технологий и методов для решения задач проекта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Изучение найденной информации 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Проектирование системы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Проектирование интерфейса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Программирование</text:p>
          </table:table-cell>
          <table:table-cell office:value-type="string">
            <text:p>-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Тестирование и отладка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Составление технической документации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table:style-name="ce4" office:value-type="string">
            <text:p>ИТОГО:</text:p>
          </table:table-cell>
          <table:table-cell table:style-name="ce7" table:formula="of:=SUM([.B3:.B10])" office:value-type="float" office:value="16">
            <text:p>16</text:p>
          </table:table-cell>
          <table:table-cell table:style-name="ce7" table:formula="of:=SUM([.C3:.C10])" office:value-type="float" office:value="348">
            <text:p>348</text:p>
          </table:table-cell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3">13.01.2009</text:date>, <text:time>22:00:1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813cm"/>
    </style:style>
    <style:style style:name="co3" style:family="table-column">
      <style:table-column-properties fo:break-before="auto" style:column-width="2.32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 style:data-style-name="N0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 style:data-style-name="N0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calculation-settings table:use-regular-expressions="false"/>
      <table:table table:name="Лист2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row table:style-name="ro1" table:number-rows-repeated="5"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>
            <text:p>Статья затрат</text:p>
          </table:table-cell>
          <table:table-cell table:style-name="ce3" office:value-type="string">
            <text:p>Сумма, руб.</text:p>
          </table:table-cell>
        </table:table-row>
        <table:table-row table:style-name="ro1">
          <table:table-cell table:number-columns-repeated="2"/>
          <table:table-cell office:value-type="string">
            <text:p>Материалы, с учётом транспортно-заготовительных расходов</text:p>
          </table:table-cell>
          <table:table-cell table:style-name="ce4" office:value-type="float" office:value="4300">
            <text:p>4300</text:p>
          </table:table-cell>
        </table:table-row>
        <table:table-row table:style-name="ro1">
          <table:table-cell table:number-columns-repeated="2"/>
          <table:table-cell office:value-type="string">
            <text:p>Основная заработная плата разработчиков</text:p>
          </table:table-cell>
          <table:table-cell table:style-name="ce4" office:value-type="float" office:value="436800">
            <text:p>436800</text:p>
          </table:table-cell>
        </table:table-row>
        <table:table-row table:style-name="ro1">
          <table:table-cell table:number-columns-repeated="2"/>
          <table:table-cell office:value-type="string">
            <text:p>Дополнительная заработная плата разработчиков</text:p>
          </table:table-cell>
          <table:table-cell table:style-name="ce4" office:value-type="float" office:value="52416">
            <text:p>52416</text:p>
          </table:table-cell>
        </table:table-row>
        <table:table-row table:style-name="ro1">
          <table:table-cell table:number-columns-repeated="2"/>
          <table:table-cell office:value-type="string">
            <text:p>Отчисление на социальные нужды</text:p>
          </table:table-cell>
          <table:table-cell table:style-name="ce5" office:value-type="float" office:value="176117.76">
            <text:p>176117,76</text:p>
          </table:table-cell>
        </table:table-row>
        <table:table-row table:style-name="ro1">
          <table:table-cell table:number-columns-repeated="2"/>
          <table:table-cell office:value-type="string">
            <text:p>Накладные расходы</text:p>
          </table:table-cell>
          <table:table-cell table:style-name="ce4" office:value-type="float" office:value="73382.4">
            <text:p>73382,4</text:p>
          </table:table-cell>
        </table:table-row>
        <table:table-row table:style-name="ro1">
          <table:table-cell table:number-columns-repeated="2"/>
          <table:table-cell office:value-type="string">
            <text:p>Прочие издержки</text:p>
          </table:table-cell>
          <table:table-cell table:style-name="ce4" office:value-type="float" office:value="52800">
            <text:p>52800</text:p>
          </table:table-cell>
        </table:table-row>
        <table:table-row table:style-name="ro1">
          <table:table-cell table:number-columns-repeated="2"/>
          <table:table-cell table:style-name="ce2" office:value-type="string">
            <text:p>Итого:</text:p>
          </table:table-cell>
          <table:table-cell table:style-name="ce6" table:formula="of:=SUM([.D7:.D12])" office:value-type="float" office:value="795816.16">
            <text:p>795816,16</text:p>
          </table:table-cell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5">15.01.2009</text:date>, <text:time>16:15:2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